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6C8F6F7E679D95A7F4.png" manifest:media-type="image/png"/>
  <manifest:file-entry manifest:full-path="Pictures/100000000000064000000384F36C6A55AD0831D8.jpg" manifest:media-type="image/jpeg"/>
  <manifest:file-entry manifest:full-path="Pictures/100002010000064000000384DA3E4DA8316EF76F.png" manifest:media-type="image/png"/>
  <manifest:file-entry manifest:full-path="Pictures/1000000000000640000003848302F0435E1704E7.jpg" manifest:media-type="image/jpeg"/>
  <manifest:file-entry manifest:full-path="Pictures/10000000000006400000038471A02EC38FAEE99E.jpg" manifest:media-type="image/jpeg"/>
  <manifest:file-entry manifest:full-path="Pictures/100000000000064000000384022764A3873AED7D.jpg" manifest:media-type="image/jpeg"/>
  <manifest:file-entry manifest:full-path="Pictures/10000000000006400000038483A5209084ED2F3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draw:auto-grow-height="true" fo:min-height="13.364cm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_31__5f_Title_20_and_20_Content-notes">
      <style:graphic-properties draw:fill-color="#ffffff" draw:auto-grow-height="true" fo:min-height="13.364cm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Virtual city reproduciton, an overview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s of urban planning software and gam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Map inaccuraci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/text:p>
              </text:list-item>
              <text:list-item>
                <text:p text:style-name="P7"><text:span text:style-name="T5">Sometimes inaccuracies in the source data can lead to strange looking render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5" presentation:style-name="pr8" draw:text-style-name="P11" draw:layer="layout" svg:width="11.222cm" svg:height="6.322cm" svg:x="1.478cm" svg:y="4.455cm" presentation:class="outline" presentation:user-transformed="true">
          <draw:text-box>
            <text:list text:style-name="L2">
              <text:list-item>
                <text:p text:style-name="P9"><text:span text:style-name="T6">TODO: Picture of footpaths vs other paths</text:span></text:p>
              </text:list-item>
              <text:list-item>
                <text:p text:style-name="P9"><text:span text:style-name="T6">Footpath layouts have rather unique characteristics</text:span></text:p>
              </text:list-item>
              <text:list-item>
                <text:p text:style-name="P10"><text:span text:style-name="T6">Mostly unexplored so fa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footpaths vs other paths</text:span></text:p>
              </text:list-item>
              <text:list-item>
                <text:p text:style-name="P7"><text:span text:style-name="T5">Footpath layouts have rather unique characteristics</text:span></text:p>
              </text:list-item>
              <text:list-item>
                <text:p text:style-name="P7"><text:span text:style-name="T5">Mostly unexplored so far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Geodata prec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How accurate is the OpenStreetMap road and building data, compared to the real world?</text:span></text:p>
              </text:list-item>
              <text:list-item>
                <text:p text:style-name="P7"><text:span text:style-name="T7">Will be estimated from the average point distance between building footprin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emantic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</text:span></text:p>
              </text:list-item>
              <text:list-item>
                <text:p text:style-name="P7"><text:span text:style-name="T5">First we have to account for different policies of data representa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olygon reduction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DP + OMBR reduc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hape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Uses the Turning Function, T</text:span><text:span text:style-name="T8">c</text:span><text:span text:style-name="T5">(l</text:span><text:span text:style-name="T8">n</text:span><text:span text:style-name="T5">)</text:span></text:p>
              </text:list-item>
              <text:list-item>
                <text:p text:style-name="P7"><text:span text:style-name="T5">TODO: Picture of DP + OMBR reduc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Feature coll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We will find out how many features are </text:span><text:span text:style-name="T9">colliding</text:span><text:span text:style-name="T7"> due to inaccuracies in the map.</text:span></text:p>
              </text:list-item>
              <text:list-item>
                <text:p text:style-name="P7"><text:span text:style-name="T7">Using the accuracy of the OpenStreetMap map, we can also say how many of those features can be </text:span><text:span text:style-name="T9">corrected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Slide Title</text:span></text:p>
          </draw:text-box>
        </draw:frame>
        <draw:frame draw:name="Text Placeholder 4" presentation:style-name="pr13" draw:text-style-name="P15" draw:layer="layout" svg:width="11.222cm" svg:height="1.332cm" svg:x="1.491cm" svg:y="4.455cm" presentation:class="outline" presentation:user-transformed="true">
          <draw:text-box>
            <text:p text:style-name="P14"><text:span text:style-name="T10">Product A</text:span></text:p>
          </draw:text-box>
        </draw:frame>
        <draw:frame draw:name="Content Placeholder 5" presentation:style-name="pr8" draw:text-style-name="P15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6"><text:span text:style-name="T6">Feature 1</text:span></text:p>
              </text:list-item>
              <text:list-item>
                <text:p text:style-name="P16"><text:span text:style-name="T6">Feature 2</text:span></text:p>
              </text:list-item>
              <text:list-item>
                <text:p text:style-name="P16"><text:span text:style-name="T6">Feature 3</text:span></text:p>
              </text:list-item>
            </text:list>
          </draw:text-box>
        </draw:frame>
        <draw:frame draw:name="Text Placeholder 6" presentation:style-name="pr13" draw:text-style-name="P15" draw:layer="layout" svg:width="11.226cm" svg:height="1.332cm" svg:x="12.7cm" svg:y="4.455cm" presentation:class="outline" presentation:user-transformed="true">
          <draw:text-box>
            <text:p text:style-name="P14"><text:span text:style-name="T10">Product B</text:span></text:p>
          </draw:text-box>
        </draw:frame>
        <draw:frame draw:name="Content Placeholder 7" presentation:style-name="pr8" draw:text-style-name="P15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6"><text:span text:style-name="T6">Feature 1</text:span></text:p>
              </text:list-item>
              <text:list-item>
                <text:p text:style-name="P16"><text:span text:style-name="T6">Feature 2</text:span></text:p>
              </text:list-item>
              <text:list-item>
                <text:p text:style-name="P16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frame draw:name="Picture 2" draw:style-name="gr2" draw:text-style-name="P17" draw:layer="layout" svg:width="4.065cm" svg:height="1.463cm" svg:x="10.579cm" svg:y="6.462cm">
          <draw:image xlink:href="Pictures/100002010000012C0000006C8F6F7E679D95A7F4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9.797cm" svg:height="11.136cm" svg:x="0.601cm" svg:y="2.257cm" draw:page-number="12" presentation:class="page"/>
          <draw:frame draw:name="Notes Placeholder 2" presentation:style-name="pr1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8</meta:editing-cycles>
    <meta:creation-date>2017-08-01T15:40:51</meta:creation-date>
    <dc:date>2020-08-10T16:29:07.594026764</dc:date>
    <meta:editing-duration>PT1H24M22S</meta:editing-duration>
    <meta:generator>LibreOffice/6.0.7.3$Linux_X86_64 LibreOffice_project/00m0$Build-3</meta:generator>
    <meta:document-statistic meta:object-count="1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